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5.911cm" svg:height="17.213cm" svg:x="1.156cm" svg:y="1.15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6T23:31:12</meta:creation-date>
    <dc:date>2012-05-07T00:48:29</dc:date>
    <meta:editing-duration>PT13M4S</meta:editing-duration>
    <meta:editing-cycles>2</meta:editing-cycles>
    <meta:generator>LibreOffice/3.5$Linux_X86_64 LibreOffice_project/350m1$Build-2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treat-empty-cells="leave-gap" chart:right-angled-axes="true"/>
    </style:style>
    <style:style style:name="ch3" style:family="chart" style:data-style-name="N5036">
      <style:chart-properties chart:display-label="true" chart:logarithmic="false" chart:reverse-direction="false" text:line-break="false" chart:link-data-style-to-source="false" chart:axis-position="0" style:rotation-angle="90"/>
      <style:graphic-properties svg:stroke-color="#b3b3b3"/>
      <style:text-properties fo:font-size="16pt" style:font-size-asian="10pt" style:font-size-complex="10pt"/>
    </style:style>
    <style:style style:name="ch4" style:family="chart" style:data-style-name="N0">
      <style:chart-properties chart:display-label="true" chart:logarithmic="false" chart:maximum="100" chart:reverse-direction="false" text:line-break="false" chart:axis-position="1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84d1"/>
    </style:style>
    <style:style style:name="ch8" style:family="chart">
      <style:chart-properties chart:solid-type="cuboid"/>
      <style:graphic-properties draw:fill-color="#579d1c"/>
    </style:style>
    <style:style style:name="ch9" style:family="chart">
      <style:chart-properties chart:solid-type="cuboid"/>
      <style:graphic-properties draw:fill-color="#ffd320" draw:opacity="50%" draw:opacity-name="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0084d1" draw:opacity="40%" draw:opacity-name=""/>
    </style:style>
    <style:style style:name="ch12" style:family="chart">
      <style:chart-properties chart:solid-type="cuboid"/>
      <style:graphic-properties draw:fill-color="#579d1c" draw:opacity="40%" draw:opacity-name=""/>
    </style:style>
    <style:style style:name="ch13" style:family="chart">
      <style:chart-properties chart:solid-type="cuboid"/>
      <style:graphic-properties draw:fill-color="#ff420e" draw:opacity="40%" draw:opacity-name=""/>
    </style:style>
    <style:style style:name="ch14" style:family="chart">
      <style:chart-properties chart:solid-type="cuboid"/>
      <style:graphic-properties draw:fill-color="#4b1f6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913cm"/>
    </style:style>
    <style:style style:name="gr2" style:family="graphic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left" draw:auto-grow-height="true" draw:auto-grow-width="false" fo:min-height="1.491cm" fo:min-width="5.342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text-properties fo:font-family="'Nimbus Sans L'" style:font-style-name="Regular" style:font-family-generic="swiss" style:font-pitch="variable" fo:font-size="16pt" style:font-size-asian="24pt" style:font-size-complex="24pt"/>
    </style:style>
    <style:style style:name="P2" style:family="paragraph">
      <style:paragraph-properties fo:margin-left="0cm" fo:margin-right="0cm" fo:margin-top="0cm" fo:margin-bottom="0cm" fo:line-height="100%" fo:text-align="end" fo:text-indent="0cm"/>
    </style:style>
    <style:style style:name="P3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'Nimbus Sans L'" style:font-family-generic="roman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6pt" style:font-style-asian="normal" style:font-weight-asian="normal" style:font-family-complex="FreeSans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'Nimbus Sans L'" style:font-style-name="Regular" style:font-family-generic="swiss" style:font-pitch="variable" fo:font-size="16pt" style:font-size-asian="24pt" style:font-size-complex="24pt"/>
    </style:style>
    <style:style style:name="T2" style:family="text">
      <style:text-properties style:use-window-font-color="true" style:text-outline="false" style:text-line-through-style="none" fo:font-family="'Nimbus Sans L'" style:font-family-generic="roman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6pt" style:font-style-asian="normal" style:font-weight-asian="normal" style:font-family-complex="FreeSans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</office:automatic-styles>
  <office:body>
    <office:chart>
      <chart:chart svg:width="25.912cm" svg:height="17.214cm" xlink:href="." xlink:type="simple" chart:class="chart:bar" chart:style-name="ch1">
        <chart:plot-area chart:style-name="ch2" chart:data-source-has-labels="both" svg:x="0.664cm" svg:y="1.159cm" svg:width="25.033cm" svg:height="15.258cm">
          <chartooo:coordinate-region svg:x="1.868cm" svg:y="1.517cm" svg:width="23.829cm" svg:height="10.179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bar">
            <chart:data-point chart:style-name="ch7"/>
            <chart:data-point chart:style-name="ch8"/>
            <chart:data-point/>
            <chart:data-point chart:style-name="ch9"/>
            <chart:data-point chart:repeated="2"/>
          </chart:series>
          <chart:series chart:style-name="ch10" chart:values-cell-range-address="local-table.$B$2:.$B$7" chart:label-cell-address="local-table.$B$1" chart:class="chart:bar">
            <chart:data-point chart:style-name="ch11"/>
            <chart:data-point chart:style-name="ch12"/>
            <chart:data-point chart:style-name="ch13"/>
            <chart:data-point/>
            <chart:data-point chart:style-name="ch14"/>
            <chart:data-point/>
          </chart:series>
          <chart:wall chart:style-name="ch15"/>
          <chart:floor chart:style-name="ch16"/>
        </chart:plot-area>
        <draw:frame draw:style-name="gr1" draw:text-style-name="P1" svg:width="0.814cm" svg:height="0.913cm" svg:x="1.205cm" svg:y="0.28cm">
          <draw:text-box>
            <text:p text:style-name="P1"><text:span text:style-name="T1">%</text:span></text:p>
          </draw:text-box>
        </draw:frame>
        <draw:frame draw:style-name="gr2" draw:text-style-name="P3" svg:width="8.609cm" svg:height="1.741cm" svg:x="16.988cm" svg:y="1.71cm">
          <draw:text-box>
            <text:p text:style-name="P2"><text:span text:style-name="T2">Transparent colour: planned</text:span></text:p>
            <text:p text:style-name="P2"><text:span text:style-name="T2">Solid colour: actual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</table:table-cell>
              <table:table-cell office:value-type="string">
                <text:p>Actual</text:p>
              </table:table-cell>
            </table:table-row>
          </table:table-header-rows>
          <table:table-rows>
            <table:table-row>
              <table:table-cell office:value-type="string">
                <text:p>Chat Systems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Security Features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omm Proto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hat Proto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Prototype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m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